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6"/>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color="#222222" style:font-name-asian="Times New Roman1" style:font-name-complex="Times New Roman1"/>
    </style:style>
    <style:style style:name="P4" style:family="paragraph" style:parent-style-name="Standard">
      <style:paragraph-properties fo:margin-top="0in" fo:margin-bottom="0in"/>
      <style:text-properties style:font-name-asian="Times New Roman1" style:font-name-complex="Times New Roman1"/>
    </style:style>
    <style:style style:name="P5" style:family="paragraph" style:parent-style-name="Standard" style:list-style-name="L1">
      <style:paragraph-properties fo:margin-top="0in" fo:margin-bottom="0in"/>
    </style:style>
    <style:style style:name="P6" style:family="paragraph" style:parent-style-name="Standard" style:list-style-name="L2">
      <style:paragraph-properties fo:margin-top="0in" fo:margin-bottom="0in"/>
    </style:style>
    <style:style style:name="P7" style:family="paragraph" style:parent-style-name="Standard" style:list-style-name="L5">
      <style:paragraph-properties fo:margin-top="0in" fo:margin-bottom="0in"/>
    </style:style>
    <style:style style:name="P8" style:family="paragraph" style:parent-style-name="Standard" style:master-page-name="Standard">
      <style:paragraph-properties fo:margin-top="0in" fo:margin-bottom="0in" style:page-number="auto"/>
    </style:style>
    <style:style style:name="P9" style:family="paragraph" style:parent-style-name="Standard">
      <style:paragraph-properties fo:margin-left="0.5in" fo:margin-right="0in" fo:margin-top="0in" fo:margin-bottom="0in" fo:text-indent="0in" style:auto-text-indent="false"/>
      <style:text-properties style:font-name-asian="Times New Roman1" style:font-name-complex="Times New Roman1"/>
    </style:style>
    <style:style style:name="P10" style:family="paragraph" style:parent-style-name="Standard">
      <style:paragraph-properties fo:margin-left="0in" fo:margin-right="0in" fo:margin-top="0in" fo:margin-bottom="0in" fo:text-indent="0in" style:auto-text-indent="false"/>
    </style:style>
    <style:style style:name="P11" style:family="paragraph" style:parent-style-name="Standard" style:list-style-name="L3">
      <style:paragraph-properties fo:margin-left="0in" fo:margin-right="0in" fo:margin-top="0in" fo:margin-bottom="0in" fo:text-indent="0in" style:auto-text-indent="false"/>
    </style:style>
    <style:style style:name="P12" style:family="paragraph" style:parent-style-name="Standard" style:list-style-name="L4">
      <style:paragraph-properties fo:margin-left="1in" fo:margin-right="0in" fo:margin-top="0in" fo:margin-bottom="0in" fo:text-indent="-0.25in" style:auto-text-indent="false"/>
    </style:style>
    <style:style style:name="P13" style:family="paragraph" style:parent-style-name="List_20_Paragraph" style:list-style-name="WWNum1"/>
    <style:style style:name="T1" style:family="text">
      <style:text-properties fo:color="#222222" style:font-name-asian="Times New Roman1" style:font-name-complex="Times New Roman1"/>
    </style:style>
    <style:style style:name="T2" style:family="text">
      <style:text-properties fo:color="#222222" style:font-name="Times New Roman" style:font-name-asian="Times New Roman1" style:font-name-complex="Times New Roman1"/>
    </style:style>
    <style:style style:name="T3" style:family="text">
      <style:text-properties style:font-name-asian="Times New Roman1" style:font-name-complex="Times New Roman1"/>
    </style:style>
    <style:style style:name="T4" style:family="text">
      <style:text-properties style:font-name-complex="Times New Roman1"/>
    </style:style>
    <style:style style:name="T5" style:family="text">
      <style:text-properties fo:font-style="italic" style:font-style-asian="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140535629113280" text:id="ct140535629113280">
          <text:insertion>
            <office:change-info>
              <dc:creator>Alex Mandel</dc:creator>
              <dc:date>2012-01-06T11:33:00</dc:date>
            </office:change-info>
          </text:insertion>
        </text:changed-region>
        <text:changed-region xml:id="ct140535629167952" text:id="ct140535629167952">
          <text:insertion>
            <office:change-info>
              <dc:creator>Alex Mandel</dc:creator>
              <dc:date>2012-01-06T11:34:00</dc:date>
            </office:change-info>
          </text:insertion>
        </text:changed-region>
        <text:changed-region xml:id="ct140535629226720" text:id="ct140535629226720">
          <text:insertion>
            <office:change-info>
              <dc:creator>Alex Mandel</dc:creator>
              <dc:date>2012-01-06T11:33:00</dc:date>
            </office:change-info>
          </text:insertion>
        </text:changed-region>
        <text:changed-region xml:id="ct140535629198992" text:id="ct140535629198992">
          <text:insertion>
            <office:change-info>
              <dc:creator>Alex Mandel</dc:creator>
              <dc:date>2012-01-06T11:34:00</dc:date>
            </office:change-info>
          </text:insertion>
        </text:changed-region>
        <text:changed-region xml:id="ct60760528" text:id="ct60760528">
          <text:insertion>
            <office:change-info>
              <dc:creator>Alex Mandel</dc:creator>
              <dc:date>2012-01-06T11:35:00</dc:date>
            </office:change-info>
          </text:insertion>
        </text:changed-region>
        <text:changed-region xml:id="ct60732272" text:id="ct60732272">
          <text:insertion>
            <office:change-info>
              <dc:creator>Alex Mandel</dc:creator>
              <dc:date>2012-01-06T11:36:00</dc:date>
            </office:change-info>
          </text:insertion>
        </text:changed-region>
        <text:changed-region xml:id="ct140535629837536" text:id="ct140535629837536">
          <text:insertion>
            <office:change-info>
              <dc:creator>Alex Mandel</dc:creator>
              <dc:date>2012-01-06T11:36:00</dc:date>
            </office:change-info>
          </text:insertion>
        </text:changed-region>
        <text:changed-region xml:id="ct140535629408000" text:id="ct140535629408000">
          <text:insertion>
            <office:change-info>
              <dc:creator>Alex Mandel</dc:creator>
              <dc:date>2012-01-06T11:37:00</dc:date>
            </office:change-info>
          </text:insertion>
        </text:changed-region>
        <text:changed-region xml:id="ct140535629569440" text:id="ct140535629569440">
          <text:insertion>
            <office:change-info>
              <dc:creator>Alex Mandel</dc:creator>
              <dc:date>2012-01-06T11:38:00</dc:date>
            </office:change-info>
          </text:insertion>
        </text:changed-region>
        <text:changed-region xml:id="ct140535629092480" text:id="ct140535629092480">
          <text:insertion>
            <office:change-info>
              <dc:creator>Alex Mandel</dc:creator>
              <dc:date>2012-01-06T11:40:00</dc:date>
            </office:change-info>
          </text:insertion>
        </text:changed-region>
        <text:changed-region xml:id="ct140535629738656" text:id="ct140535629738656">
          <text:insertion>
            <office:change-info>
              <dc:creator>Alex Mandel</dc:creator>
              <dc:date>2012-01-06T11:52:00</dc:date>
            </office:change-info>
          </text:insertion>
        </text:changed-region>
        <text:changed-region xml:id="ct42334336" text:id="ct42334336">
          <text:insertion>
            <office:change-info>
              <dc:creator>Alex Mandel</dc:creator>
              <dc:date>2012-01-06T11:53:00</dc:date>
            </office:change-info>
          </text:insertion>
        </text:changed-region>
        <text:changed-region xml:id="ct140535630384880" text:id="ct140535630384880">
          <text:insertion>
            <office:change-info>
              <dc:creator>Alex Mandel</dc:creator>
              <dc:date>2012-01-06T11:54:00</dc:date>
            </office:change-info>
          </text:insertion>
        </text:changed-region>
        <text:changed-region xml:id="ct140535629452304" text:id="ct140535629452304">
          <text:insertion>
            <office:change-info>
              <dc:creator>Alex Mandel</dc:creator>
              <dc:date>2012-01-06T11:59:00</dc:date>
            </office:change-info>
          </text:insertion>
        </text:changed-region>
        <text:changed-region xml:id="ct140535629755552" text:id="ct140535629755552">
          <text:insertion>
            <office:change-info>
              <dc:creator>Alex Mandel</dc:creator>
              <dc:date>2012-01-06T12:02:00</dc:date>
            </office:change-info>
          </text:insertion>
        </text:changed-region>
        <text:changed-region xml:id="ct140535629449136" text:id="ct140535629449136">
          <text:insertion>
            <office:change-info>
              <dc:creator>Alex Mandel</dc:creator>
              <dc:date>2012-01-06T12:03:00</dc:date>
            </office:change-info>
          </text:insertion>
        </text:changed-region>
        <text:changed-region xml:id="ct140535630361504" text:id="ct140535630361504">
          <text:insertion>
            <office:change-info>
              <dc:creator>Alex Mandel</dc:creator>
              <dc:date>2012-01-06T12:04:00</dc:date>
            </office:change-info>
          </text:insertion>
        </text:changed-region>
        <text:changed-region xml:id="ct140535630212640" text:id="ct140535630212640">
          <text:insertion>
            <office:change-info>
              <dc:creator>Alex Mandel</dc:creator>
              <dc:date>2012-01-06T12:05:00</dc:date>
            </office:change-info>
          </text:insertion>
        </text:changed-region>
        <text:changed-region xml:id="ct140535629912304" text:id="ct140535629912304">
          <text:insertion>
            <office:change-info>
              <dc:creator>Alex Mandel</dc:creator>
              <dc:date>2012-01-06T12:06:00</dc:date>
            </office:change-info>
          </text:insertion>
        </text:changed-region>
        <text:changed-region xml:id="ct140535630197824" text:id="ct140535630197824">
          <text:insertion>
            <office:change-info>
              <dc:creator>Alex Mandel</dc:creator>
              <dc:date>2012-01-06T12:07:00</dc:date>
            </office:change-info>
          </text:insertion>
        </text:changed-region>
        <text:changed-region xml:id="ct140535630473440" text:id="ct140535630473440">
          <text:insertion>
            <office:change-info>
              <dc:creator>Alex Mandel</dc:creator>
              <dc:date>2012-01-06T12: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From Robert Hijmans:</text:span></text:p>
      <text:p text:style-name="P3"/>
      <text:p text:style-name="P2"><text:span text:style-name="T1">1)  Describe current bottlenecks and possible future developments in geospatial informatics that supports academic or applied environmental research. Please consider issues of repeat-ability and scale-ability, and issues of software and database development, maintenance and access.</text:span></text:p>
      <text:list xml:id="list785155959" text:style-name="L1">
        <text:list-item>
          <text:p text:style-name="P5"><text:change-start text:change-id="ct140535629113280"/>Training</text:p>
          <text:list>
            <text:list-item>
              <text:p text:style-name="P5">Database thinking, SQL and NoSQL</text:p>
            </text:list-item>
            <text:list-item>
              <text:p text:style-name="P5">Web services</text:p>
            </text:list-item>
          </text:list>
        </text:list-item>
        <text:list-item>
          <text:p text:style-name="P5">Scale-ability</text:p>
          <text:list>
            <text:list-item>
              <text:p text:style-name="P5">Arcgis limited to 32 bit and 4GB of ram</text:p>
            </text:list-item>
            <text:list-item>
              <text:p text:style-name="P5">Hadoop map-reduce shown to be faster than current Postgis for nearest neighbor <text:change-end text:change-id="ct140535629113280"/><text:change-start text:change-id="ct140535629167952"/>–<text:change-end text:change-id="ct140535629167952"/><text:change-start text:change-id="ct140535629226720"/> <text:change-end text:change-id="ct140535629226720"/><text:change-start text:change-id="ct140535629198992"/>expensive operations, postgis 2.0 bring a lot of new features</text:p>
            </text:list-item>
          </text:list>
        </text:list-item>
        <text:list-item>
          <text:p text:style-name="P5"><text:change-end text:change-id="ct140535629198992"/><text:change-start text:change-id="ct60760528"/>Software</text:p>
          <text:list>
            <text:list-item>
              <text:p text:style-name="P5">Front end data entry</text:p>
            </text:list-item>
            <text:list-item>
              <text:p text:style-name="P5">Everything isn't a script</text:p>
            </text:list-item>
            <text:list-item>
              <text:p text:style-name="P5">Vendor format lock-in<text:change-end text:change-id="ct60760528"/><text:change-start text:change-id="ct60732272"/></text:p>
            </text:list-item>
            <text:list-item>
              <text:p text:style-name="P5">Standards Support<text:change-end text:change-id="ct60732272"/></text:p>
            </text:list-item>
          </text:list>
        </text:list-item>
      </text:list>
      <text:p text:style-name="P3"/>
      <text:p text:style-name="P2"><text:span text:style-name="T1">2) Discuss some aspects of how spatial data analysis is different from non-spatial data analysis. Please briefly cover the main types of (quantitative) spatial data analysis.  Also mention why spatial autocorrelation is important in analyzing geographic data. </text:span></text:p>
      <text:list xml:id="list229051324" text:style-name="L2">
        <text:list-item>
          <text:p text:style-name="P6"><text:change-start text:change-id="ct140535629837536"/>Location Matters? is the same location<text:change-end text:change-id="ct140535629837536"/><text:change-start text:change-id="ct140535629408000"/> or is known to have no influence on results </text:p>
        </text:list-item>
        <text:list-item>
          <text:p text:style-name="P6">Types:</text:p>
          <text:list>
            <text:list-item>
              <text:p text:style-name="P6">Point Pattern</text:p>
            </text:list-item>
            <text:list-item>
              <text:p text:style-name="P6">Lattice</text:p>
            </text:list-item>
            <text:list-item>
              <text:p text:style-name="P6">Geostatistics</text:p>
            </text:list-item>
            <text:list-item>
              <text:p text:style-name="P6">Raster</text:p>
            </text:list-item>
            <text:list-item>
              <text:p text:style-name="P6">Lidar (Point Cloud)</text:p>
            </text:list-item>
            <text:list-item>
              <text:p text:style-name="P6"/>
            </text:list-item>
          </text:list>
        </text:list-item>
      </text:list>
      <text:p text:style-name="P10"><text:span text:style-name="T3"/></text:p>
      <text:p text:style-name="P10"><text:change-end text:change-id="ct140535629408000"/><text:span text:style-name="T3">From Ryan Galt</text:span></text:p>
      <text:p text:style-name="P9"/>
      <text:list xml:id="list313875782" text:style-name="L3">
        <text:list-item>
          <text:p text:style-name="P11"><text:span text:style-name="T1">Define the three main philosophies (including their ontologies and epistemologies) that underly GIS and critical GIS.  How does critical GIS seek to inform GIS practice and thought, and how successful has it been?  What can GIS practitioners of a positivist bent learn from poststructuralist and critical realist perspectives?</text:span><text:change-start text:change-id="ct140535629569440"/></text:p>
        </text:list-item>
      </text:list>
      <text:list xml:id="list1344156997" text:style-name="L4">
        <text:list-item>
          <text:p text:style-name="P12"><text:span text:style-name="T1">Need to read papers to fine 3 philosophies, one paper said there wasn't even a definition for critical geography</text:span></text:p>
        </text:list-item>
        <text:list-item>
          <text:p text:style-name="P12"><text:span text:style-name="T1">Its not an either or question</text:span></text:p>
        </text:list-item>
        <text:list-item>
          <text:p text:style-name="P12"><text:span text:style-name="T1">If you know </text:span><text:span text:style-name="T2">the</text:span><text:span text:style-name="T1"> data going in is an interpreted representation of the world why wouldn't the data coming out also be the same.</text:span></text:p>
        </text:list-item>
      </text:list>
      <text:list xml:id="list1794308206" text:continue-list="list313875782" text:style-name="L3">
        <text:list-item>
          <text:list>
            <text:list-item>
              <text:list>
                <text:list-header>
                  <text:p text:style-name="P11"><text:change-end text:change-id="ct140535629569440"/><text:span text:style-name="T1"><text:line-break/>2. Describe Tufte's main design principles.  Evaluate each from your own perspective (as informed by your work and education in cartography and GIS), and formulate a critique </text:span><text:soft-page-break/><text:span text:style-name="T1">of Tufte's assertions about best principles for design from the perspective of Wood.  To what extent would you agree and disagree with Wood's response?</text:span><text:change-start text:change-id="ct140535629092480"/></text:p>
                </text:list-header>
              </text:list>
            </text:list-item>
          </text:list>
        </text:list-item>
      </text:list>
      <text:list xml:id="list646067452" text:style-name="L5">
        <text:list-item>
          <text:p text:style-name="P7"><text:change-end text:change-id="ct140535629092480"/><text:change-start text:change-id="ct140535629738656"/><text:span text:style-name="T1">list of tufte's design principles</text:span><text:change-end text:change-id="ct140535629738656"/><text:change-start text:change-id="ct42334336"/><text:span text:style-name="T1">?</text:span></text:p>
        </text:list-item>
        <text:list-item>
          <text:p text:style-name="P7"><text:span text:style-name="T1">what does Wood think is wrong about tufte? is he actually critical of </text:span><text:change-end text:change-id="ct42334336"/><text:change-start text:change-id="ct140535630384880"/><text:span text:style-name="T1">tufte?</text:span><text:change-end text:change-id="ct140535630384880"/></text:p>
        </text:list-item>
      </text:list>
      <text:p text:style-name="P9"/>
      <text:p text:style-name="P4"/>
      <text:p text:style-name="Standard"><text:span text:style-name="T4">From Chris Benner</text:span></text:p>
      <text:list xml:id="list59467364" text:style-name="WWNum1">
        <text:list-item>
          <text:p text:style-name="P13">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5">software tools </text:span>(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5">use</text:span> the technologies. <text:s/></text:p>
        </text:list-item>
        <text:list-item>
          <text:p text:style-name="P13">One of the fundamental principles that has guided the development of Free and Open Source software tools has been their potential contribution to widespread collaboration amongst a diversity of people who can work together to solve complex problems, in a way that is presumably more democratic and accessible than through proprietary systems. <text:s/>Yet today, the mostly widely used tools for facilitating distributed collaboration in society are built on tools developed by large corporations. <text:s/>In the geo-spatial realm, I’m thinking here most prominently of google-earth, google-maps and related applications, but also the ways that geo-referencing through various mechanisms has been a critical part of the wide-spread diffusion of Twitter, Facebook, various iPhone apps, and other prominent social media tool. <text:s/>To what extent is this private development of free collaborative tools in contradiction with the principles of free and open source software (FOSS) development? <text:s/>What do you see as the important similarities and differences in the characteristics of what are often considered true FOSS geo-spatial tools (e.g. Quantum GIS, GRASS) compared to google’s mapping and GIS tools, and how does this related to strengths and weaknesses of each set of tools? <text:s/>What do you see as the implications for the future development of open-source geo-spatial tools in geography? <text:s/></text:p>
        </text:list-item>
      </text:list>
      <text:list xml:id="list1614699843" text:style-name="L6">
        <text:list-item>
          <text:p text:style-name="P1"><text:change-start text:change-id="ct140535629452304"/>Definition of Free does always mean money</text:p>
        </text:list-item>
        <text:list-item>
          <text:p text:style-name="P1">All of the examples mentioned are built using open source tools<text:change-end text:change-id="ct140535629452304"/><text:change-start text:change-id="ct140535629755552"/></text:p>
          <text:list>
            <text:list-item>
              <text:p text:style-name="P1"><text:soft-page-break/>Apache, Nginx(Hulu)</text:p>
            </text:list-item>
            <text:list-item>
              <text:p text:style-name="P1">Linux Servers, <text:change-end text:change-id="ct140535629755552"/><text:change-start text:change-id="ct140535629449136"/>Xen/KVM virtual machines</text:p>
            </text:list-item>
            <text:list-item>
              <text:p text:style-name="P1">Google gives employees paid time to work on FOSS projects</text:p>
            </text:list-item>
            <text:list-item>
              <text:p text:style-name="P1">Google summer of code</text:p>
            </text:list-item>
            <text:list-item>
              <text:p text:style-name="P1">Google code hosting</text:p>
            </text:list-item>
            <text:list-item>
              <text:p text:style-name="P1">Goobuntu</text:p>
            </text:list-item>
            <text:list-item>
              <text:p text:style-name="P1"><text:change-end text:change-id="ct140535629449136"/><text:change-start text:change-id="ct140535630361504"/>Heavy use of Python</text:p>
            </text:list-item>
            <text:list-item>
              <text:p text:style-name="P1">Facebook, php+cassandra database</text:p>
            </text:list-item>
          </text:list>
        </text:list-item>
        <text:list-item>
          <text:p text:style-name="P1"><text:change-end text:change-id="ct140535630361504"/><text:change-start text:change-id="ct140535630212640"/>Google Earth is considered by many to not be a true GIS platform, KML is an open specification and standard and can be opened/writen by other applications.<text:change-end text:change-id="ct140535630212640"/><text:change-start text:change-id="ct140535629912304"/></text:p>
        </text:list-item>
        <text:list-item>
          <text:p text:style-name="P1">Business model would not be possible without leveraging FOSS tools.</text:p>
        </text:list-item>
        <text:list-item>
          <text:p text:style-name="P1">To contrast- Openstreetmap, Occupy, PublicLab, Wikipedia, Daviswiki<text:change-end text:change-id="ct140535629912304"/><text:change-start text:change-id="ct140535630197824"/></text:p>
        </text:list-item>
        <text:list-item>
          <text:p text:style-name="P1">Twitter Stack - <text:a xlink:type="simple" xlink:href="https://dev.twitter.com/opensource/thanks">https://dev.twitter.com/opensource/thanks</text:a><text:change-end text:change-id="ct140535630197824"/><text:change-start text:change-id="ct140535630473440"/></text:p>
        </text:list-item>
        <text:list-item>
          <text:p text:style-name="P1">No one said the front end had to be open source, in fact the only problem with most of the free services(not always a a problem) is the licensing of information submitted to the system.<text:change-end text:change-id="ct1405356304734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665in" fo:margin-bottom="0.1665in"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font-size="14pt" fo:font-weight="bold" style:font-size-asian="14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font-style="italic" fo:font-weight="bold" style:font-style-asian="italic"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tyle="italic" style:font-name-asian="Times New Roman1" style:font-style-asian="italic" style:font-name-complex="Times New Roman1"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tyle="italic" style:font-name-asian="Times New Roman1" style:font-style-asian="italic" style:font-name-complex="Times New Roman1" style:font-size-complex="14pt" style:font-weight-complex="bold"/>
    </style:style>
    <style:style style:name="Heading_20_1_20_Char" style:display-name="Heading 1 Char" style:family="text" style:parent-style-name="Default_20_Paragraph_20_Font">
      <style:text-properties style:font-name="Times New Roman" fo:font-size="16pt" fo:font-weight="bold"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name-complex="F" style:font-size-complex="13pt" style:font-weight-complex="bold"/>
    </style:style>
    <style:style style:name="Heading_20_3_20_Char" style:display-name="Heading 3 Char" style:family="text" style:parent-style-name="Default_20_Paragraph_20_Font">
      <style:text-properties style:font-name="Times New Roman" fo:font-style="italic" fo:font-weight="bold" style:font-style-asian="italic" style:font-weight-asian="bold" style:font-name-complex="F"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Benner</meta:initial-creator>
    <dc:creator>Alex Mandel</dc:creator>
    <meta:editing-cycles>6</meta:editing-cycles>
    <meta:creation-date>2012-01-05T18:07:00</meta:creation-date>
    <dc:date>2012-01-06T12:10:14</dc:date>
    <meta:editing-duration>PT46M51S</meta:editing-duration>
    <meta:generator>LibreOffice/3.3$Unix LibreOffice_project/330m19$Build-401</meta:generator>
    <meta:document-statistic meta:table-count="0" meta:image-count="0" meta:object-count="0" meta:page-count="3" meta:paragraph-count="47" meta:word-count="866" meta:character-count="5409"/>
    <meta:user-defined meta:name="AppVersion">14.0000</meta:user-defined>
    <meta:user-defined meta:name="Company">UC Dav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